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ff0000" style:font-name="Monospace" fo:font-size="10pt" style:font-size-asian="10pt"/>
    </style:style>
    <style:style style:name="T4" style:family="text">
      <style:text-properties fo:color="#000080" style:font-name="Monospace" fo:font-size="10pt" fo:font-weight="bold" style:font-size-asian="10pt" style:font-weight-asian="bold"/>
    </style:style>
    <style:style style:name="T5" style:family="text">
      <style:text-properties fo:color="#000080" style:font-name="Monospace" fo:font-size="10pt" style:font-size-asian="10pt"/>
    </style:style>
    <style:style style:name="T6" style:family="text">
      <style:text-properties fo:color="#00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<text:span text:style-name="T2"> </text:span><text:span text:style-name="T1">DATABASE</text:span><text:span text:style-name="T2"> aeroporto CHARSET latin1 </text:span><text:span text:style-name="T1">COLLATE</text:span><text:span text:style-name="T2"> latin1_general_cs</text:span><text:span text:style-name="T3">;</text:span></text:p>
      <text:p text:style-name="P2"/>
      <text:p text:style-name="P1"><text:span text:style-name="T1">use</text:span><text:span text:style-name="T2"> aeroporto</text:span><text:span text:style-name="T3">;</text:span></text:p>
      <text:p text:style-name="P2"/>
      <text:p text:style-name="P1"><text:span text:style-name="T1">CREATE</text:span><text:span text:style-name="T2"> </text:span><text:span text:style-name="T1">TABLE</text:span><text:span text:style-name="T2"> passageiro(<text:tab/></text:span></text:p>
      <text:p text:style-name="P1"><text:span text:style-name="T2"><text:tab/>CPF </text:span><text:span text:style-name="T4">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NOME </text:span><text:span text:style-name="T4">VARCHAR</text:span><text:span text:style-name="T2">(</text:span><text:span text:style-name="T6">3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</text:span><text:span text:style-name="T1">PRIMARY</text:span><text:span text:style-name="T2"> </text:span><text:span text:style-name="T1">KEY</text:span><text:span text:style-name="T2">(CPF)</text:span></text:p>
      <text:p text:style-name="P1"><text:span text:style-name="T2"><text:tab/>)</text:span><text:span text:style-name="T3">;</text:span></text:p>
      <text:p text:style-name="P2"/>
      <text:p text:style-name="P1"><text:span text:style-name="T1">CREATE</text:span><text:span text:style-name="T2"> </text:span><text:span text:style-name="T1">TABLE</text:span><text:span text:style-name="T2"> voo(</text:span></text:p>
      <text:p text:style-name="P1"><text:span text:style-name="T2"><text:tab/>ID_VOO </text:span><text:span text:style-name="T4">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HOR_EMBARQUE </text:span><text:span text:style-name="T4">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NUM_PLATAFORMA </text:span><text:span text:style-name="T4">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DESTINO </text:span><text:span text:style-name="T4">VARCHAR</text:span><text:span text:style-name="T2">(</text:span><text:span text:style-name="T6">5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NOME_AVIAO </text:span><text:span text:style-name="T4">VARCHAR</text:span><text:span text:style-name="T2">(</text:span><text:span text:style-name="T6">3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</text:span><text:span text:style-name="T1">PRIMARY</text:span><text:span text:style-name="T2"> </text:span><text:span text:style-name="T1">KEY</text:span><text:span text:style-name="T2">(ID_VOO),</text:span></text:p>
      <text:p text:style-name="P1"><text:span text:style-name="T2"><text:tab/></text:span><text:span text:style-name="T1">FOREIGN</text:span><text:span text:style-name="T2"> </text:span><text:span text:style-name="T1">KEY</text:span><text:span text:style-name="T2"> (NOME_AVIAO) </text:span><text:span text:style-name="T1">REFERENCES</text:span><text:span text:style-name="T2"> aviao (NOME_AVIAO) </text:span></text:p>
      <text:p text:style-name="P1"><text:span text:style-name="T2"><text:tab/>)</text:span><text:span text:style-name="T3">;</text:span></text:p>
      <text:p text:style-name="P2"/>
      <text:p text:style-name="P1"><text:span text:style-name="T1">CREATE</text:span><text:span text:style-name="T2"> </text:span><text:span text:style-name="T1">TABLE</text:span><text:span text:style-name="T2"> aviao(</text:span></text:p>
      <text:p text:style-name="P1"><text:span text:style-name="T2"><text:tab/>NOME_AVIAO </text:span><text:span text:style-name="T4">VARCHAR</text:span><text:span text:style-name="T2">(</text:span><text:span text:style-name="T6">3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QUANT_MAX </text:span><text:span text:style-name="T4">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QUANT_COLA </text:span><text:span text:style-name="T4">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CAT_AVIAO </text:span><text:span text:style-name="T4">VARCHAR</text:span><text:span text:style-name="T2">(</text:span><text:span text:style-name="T6">3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PES_MAX </text:span><text:span text:style-name="T4">DOUBL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NOME_EMPRESA </text:span><text:span text:style-name="T4">VARCHAR</text:span><text:span text:style-name="T2">(</text:span><text:span text:style-name="T6">3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</text:span><text:span text:style-name="T1">PRIMARY</text:span><text:span text:style-name="T2"> </text:span><text:span text:style-name="T1">KEY</text:span><text:span text:style-name="T2">(NOME_AVIAO)</text:span></text:p>
      <text:p text:style-name="P1"><text:span text:style-name="T2"><text:tab/>)</text:span><text:span text:style-name="T3">;</text:span></text:p>
      <text:p text:style-name="P2"/>
      <text:p text:style-name="P1"><text:span text:style-name="T1">CREATE</text:span><text:span text:style-name="T2"> </text:span><text:span text:style-name="T1">TABLE</text:span><text:span text:style-name="T2"> bagagem(</text:span></text:p>
      <text:p text:style-name="P1"><text:span text:style-name="T2"><text:tab/>COD_BAGAGEM </text:span><text:span text:style-name="T4">VARCHAR</text:span><text:span text:style-name="T2">(</text:span><text:span text:style-name="T6">15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CPF </text:span><text:span text:style-name="T4">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ID_VOO </text:span><text:span text:style-name="T4">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PESO_BAGAGEM </text:span><text:span text:style-name="T4">DOUBL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</text:span><text:span text:style-name="T1">PRIMARY</text:span><text:span text:style-name="T2"> </text:span><text:span text:style-name="T1">KEY</text:span><text:span text:style-name="T2">(COD_BAGAGEM),</text:span></text:p>
      <text:p text:style-name="P1"><text:span text:style-name="T2"><text:tab/></text:span><text:span text:style-name="T1">FOREIGN</text:span><text:span text:style-name="T2"> </text:span><text:span text:style-name="T1">KEY</text:span><text:span text:style-name="T2">(ID_VOO) </text:span><text:span text:style-name="T1">REFERENCES</text:span><text:span text:style-name="T2"> voo (ID_VOO),</text:span></text:p>
      <text:p text:style-name="P1"><text:span text:style-name="T2"><text:tab/></text:span><text:span text:style-name="T1">FOREIGN</text:span><text:span text:style-name="T2"> </text:span><text:span text:style-name="T1">KEY</text:span><text:span text:style-name="T2">(CPF) </text:span><text:span text:style-name="T1">REFERENCES</text:span><text:span text:style-name="T2"> passageiro (CPF)</text:span></text:p>
      <text:p text:style-name="P1"><text:span text:style-name="T2"><text:tab/>)</text:span><text:span text:style-name="T3">;</text:span></text:p>
      <text:p text:style-name="P1"><text:span text:style-name="T2"><text:tab/></text:span></text:p>
      <text:p text:style-name="P2"/>
      <text:p text:style-name="P1"><text:span text:style-name="T1">INSERT</text:span><text:span text:style-name="T2"> </text:span><text:span text:style-name="T1">INTO</text:span><text:span text:style-name="T2"> passageiro (CPF, NOME)</text:span></text:p>
      <text:p text:style-name="P1"><text:span text:style-name="T1">VALUES</text:span><text:span text:style-name="T2"> (</text:span><text:span text:style-name="T6">333222111</text:span><text:span text:style-name="T2">, </text:span><text:span text:style-name="T5">"ALISON"</text:span><text:span text:style-name="T2">)</text:span><text:span text:style-name="T3">;</text:span></text:p>
      <text:p text:style-name="P2"/>
      <text:p text:style-name="P1"><text:span text:style-name="T1">INSERT</text:span><text:span text:style-name="T2"> </text:span><text:span text:style-name="T1">INTO</text:span><text:span text:style-name="T2"> aviao (NOME_AVIAO, QUANT_MAX, QUANT_COLA, CAT_AVIAO, PES_MAX, NOME_EMPRESA)</text:span></text:p>
      <text:p text:style-name="P1"><text:span text:style-name="T1">VALUES</text:span><text:span text:style-name="T2"> <text:s/>(</text:span><text:span text:style-name="T5">"BOING1"</text:span><text:span text:style-name="T2">, </text:span><text:span text:style-name="T6">150</text:span><text:span text:style-name="T2">, </text:span><text:span text:style-name="T6">10</text:span><text:span text:style-name="T2">, </text:span><text:span text:style-name="T5">"TRANSPORTE"</text:span><text:span text:style-name="T2">, </text:span><text:span text:style-name="T6">15000</text:span><text:span text:style-name="T2">, </text:span><text:span text:style-name="T5">"BOING"</text:span><text:span text:style-name="T2">)</text:span><text:span text:style-name="T3">;</text:span></text:p>
      <text:p text:style-name="P2"/>
      <text:p text:style-name="P1"><text:span text:style-name="T1">INSERT</text:span><text:span text:style-name="T2"> </text:span><text:span text:style-name="T1">INTO</text:span><text:span text:style-name="T2"> voo (ID_VOO, HOR_EMBARQUE, NUM_PLATAFORMA, DESTINO, NOME_AVIAO)</text:span></text:p>
      <text:p text:style-name="P1"><text:span text:style-name="T1">VALUES</text:span><text:span text:style-name="T2"> (</text:span><text:span text:style-name="T6">1</text:span><text:span text:style-name="T2">, </text:span><text:span text:style-name="T6">10</text:span><text:span text:style-name="T2">, </text:span><text:span text:style-name="T6">15</text:span><text:span text:style-name="T2">, </text:span><text:span text:style-name="T5">"PARIS"</text:span><text:span text:style-name="T2">, </text:span><text:span text:style-name="T5">"BOING1"</text:span><text:span text:style-name="T2">)</text:span></text:p>
      <text:p text:style-name="P2"/>
      <text:p text:style-name="P1"><text:span text:style-name="T1">INSERT</text:span><text:span text:style-name="T2"> </text:span><text:span text:style-name="T1">INTO</text:span><text:span text:style-name="T2"> bagagem (COD_BAGAGEM, CPF, ID_VOO, PESO_BAGAGEM)</text:span></text:p>
      <text:p text:style-name="Standard"><text:span text:style-name="T1">VALUES</text:span><text:span text:style-name="T2"> (</text:span><text:span text:style-name="T5">"45qq5"</text:span><text:span text:style-name="T2">, </text:span><text:span text:style-name="T6">333222111</text:span><text:span text:style-name="T2">, </text:span><text:span text:style-name="T6">1</text:span><text:span text:style-name="T2">, </text:span><text:span text:style-name="T6">10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8:53.382269741</meta:creation-date>
    <dc:date>2019-09-26T17:49:10.138455623</dc:date>
    <meta:editing-duration>PT19S</meta:editing-duration>
    <meta:editing-cycles>1</meta:editing-cycles>
    <meta:document-statistic meta:table-count="0" meta:image-count="0" meta:object-count="0" meta:page-count="1" meta:paragraph-count="43" meta:word-count="167" meta:character-count="1286" meta:non-whitespace-character-count="1129"/>
    <meta:generator>LibreOffice/6.2.7.1$Linux_X86_64 LibreOffice_project/20$Build-1</meta:generator>
  </office:meta>
</office:document-meta>
</file>